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07cm" svg:height="10.795cm" svg:x="1.762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2.159cm" svg:x="7.731cm" svg:y="5.191cm">
          <text:p text:style-name="P1">Server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53cm" svg:height="2.286cm" svg:x="3.286cm" svg:y="10.398cm">
          <text:p text:style-name="P1">Analizator regu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42cm" svg:height="2.286cm" svg:x="13.065cm" svg:y="11.16cm">
          <text:p text:style-name="P1">Analizator Dany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93cm" svg:y1="7.096cm" svg:x2="5.826cm" svg:y2="10.398cm">
          <text:p text:style-name="P1">Sekwencje</text:p>
        </draw:line>
        <draw:line draw:style-name="gr3" draw:text-style-name="P1" draw:layer="layout" svg:x1="12.049cm" svg:y1="6.969cm" svg:x2="14.589cm" svg:y2="11.287cm">
          <text:p text:style-name="P1">Eventy</text:p>
        </draw:line>
        <draw:line draw:style-name="gr3" draw:text-style-name="P2" draw:layer="layout" svg:x1="8.239cm" svg:y1="11.414cm" svg:x2="13.192cm" svg:y2="12.176cm">
          <text:p text:style-name="P2"><text:span text:style-name="T1">Reguły</text:span></text:p>
        </draw:line>
        <draw:line draw:style-name="gr3" draw:text-style-name="P1" draw:layer="layout" svg:x1="8.366cm" svg:y1="1.254cm" svg:x2="9.636cm" svg:y2="5.699cm">
          <text:p text:style-name="P1">HTTP POST</text:p>
          <text:p text:style-name="P1"/>
        </draw:line>
        <draw:line draw:style-name="gr3" draw:text-style-name="P1" draw:layer="layout" svg:x1="15.986cm" svg:y1="13.446cm" svg:x2="14.97cm" svg:y2="20.685cm">
          <text:p text:style-name="P1">Wyniki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ztof Romanowski</meta:initial-creator>
    <meta:creation-date>2014-06-20T18:06:40</meta:creation-date>
    <dc:date>2014-06-20T18:12:24</dc:date>
    <dc:creator>Krzysztof Romanowski</dc:creator>
    <meta:editing-duration>P0D</meta:editing-duration>
    <meta:editing-cycles>1</meta:editing-cycles>
    <meta:document-statistic meta:object-count="9"/>
    <meta:generator>LibreOffice/3.5$Linux_X86_64 LibreOffice_project/350m1$Build-2</meta:generator>
  </office:meta>
</office:document-meta>
</file>